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:dlig&amp;kern" svg:font-family="'Liberation Sans:dlig&amp;k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56cm" draw:shadow="hidden"/>
      <style:paragraph-properties style:writing-mode="lr-tb"/>
    </style:style>
    <style:style style:name="P1" style:family="paragraph">
      <style:text-properties fo:font-size="18pt" style:font-size-asian="18pt" style:font-size-complex="18pt" style:font-relief="engraved"/>
    </style:style>
    <style:style style:name="P2" style:family="paragraph">
      <loext:graphic-properties draw:fill="none" draw:fill-color="#ffffff"/>
      <style:text-properties fo:font-size="18pt" style:font-size-asian="18pt" style:font-size-complex="18pt" style:font-relief="engraved"/>
    </style:style>
    <style:style style:name="T1" style:family="text">
      <style:text-properties fo:color="#4b1f6f" style:text-outline="true" style:font-name="Liberation Sans1" fo:font-size="72pt" fo:text-shadow="1pt 1pt" fo:background-color="transparent" style:font-size-asian="72pt" style:font-size-complex="72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156cm" svg:height="3.606cm" draw:transform="rotate (0.523598775598299) translate (0.554cm 16.123cm)">
          <draw:text-box>
            <text:p text:style-name="P1"><text:span text:style-name="T1"><text:a xlink:href="http://lamuse.univ-reims.fr/" xlink:type="simple">http://lamuse.univ-reims.fr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:dlig&amp;kern" svg:font-family="'Liberation Sans:dlig&amp;k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opacity="50%" draw:fill="solid" draw:fill-color="#729fcf" draw:opacity="40%" draw:textarea-horizontal-align="justify" fo:padding-top="0.125cm" fo:padding-bottom="0.125cm" fo:padding-left="0.25cm" fo:padding-right="0.25cm" draw:shadow="visible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 Lamiroy</meta:initial-creator>
    <meta:creation-date>2021-09-18T10:12:14.386186317</meta:creation-date>
    <dc:date>2021-09-18T11:46:27.008652755</dc:date>
    <dc:creator>Bart Lamiroy</dc:creator>
    <meta:editing-duration>PT1H24M3S</meta:editing-duration>
    <meta:editing-cycles>3</meta:editing-cycles>
    <meta:generator>LibreOffice/6.4.7.2$Linux_X86_64 LibreOffice_project/40$Build-2</meta:generator>
    <meta:document-statistic meta:object-count="1"/>
  </office:meta>
</office:document-meta>
</file>